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number-columns-repeated="7" table:default-cell-style-name="Default"/>
        <table:table-row table:style-name="ro1">
          <table:table-cell office:value-type="string">
            <text:p>V108</text:p>
          </table:table-cell>
          <table:table-cell office:value-type="string">
            <text:p>0.0109</text:p>
          </table:table-cell>
          <table:table-cell office:value-type="string">
            <text:p>0.1709722 </text:p>
          </table:table-cell>
          <table:table-cell/>
          <table:table-cell office:value-type="string">
            <text:p>Street-wid</text:p>
          </table:table-cell>
          <table:table-cell office:value-type="string">
            <text:p>0.0001844</text:p>
          </table:table-cell>
          <table:table-cell office:value-type="string">
            <text:p>0.2525618</text:p>
          </table:table-cell>
        </table:table-row>
        <table:table-row table:style-name="ro1">
          <table:table-cell office:value-type="string">
            <text:p>V112</text:p>
          </table:table-cell>
          <table:table-cell office:value-type="string">
            <text:p>ANA</text:p>
          </table:table-cell>
          <table:table-cell office:value-type="string">
            <text:p>NA</text:p>
          </table:table-cell>
          <table:table-cell/>
          <table:table-cell office:value-type="string">
            <text:p>mov_cars</text:p>
          </table:table-cell>
          <table:table-cell office:value-type="string">
            <text:p>0.04487</text:p>
          </table:table-cell>
          <table:table-cell office:value-type="string">
            <text:p>0.144683</text:p>
          </table:table-cell>
        </table:table-row>
        <table:table-row table:style-name="ro1">
          <table:table-cell office:value-type="string">
            <text:p>V116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/>
          <table:table-cell office:value-type="string">
            <text:p>trees</text:p>
          </table:table-cell>
          <table:table-cell table:style-name="ce1" office:value-type="float" office:value="0.01043">
            <text:p>1,04E-002</text:p>
          </table:table-cell>
          <table:table-cell office:value-type="string">
            <text:p>0.3077384</text:p>
          </table:table-cell>
        </table:table-row>
        <table:table-row table:style-name="ro1">
          <table:table-cell office:value-type="string">
            <text:p>V122</text:p>
          </table:table-cell>
          <table:table-cell table:number-columns-repeated="2" office:value-type="string">
            <text:p>NA</text:p>
          </table:table-cell>
          <table:table-cell/>
          <table:table-cell office:value-type="string">
            <text:p>people</text:p>
          </table:table-cell>
          <table:table-cell office:value-type="string">
            <text:p>0.007245</text:p>
          </table:table-cell>
          <table:table-cell office:value-type="string">
            <text:p>-0.1910489</text:p>
          </table:table-cell>
        </table:table-row>
        <table:table-row table:style-name="ro2">
          <table:table-cell office:value-type="string">
            <text:p>V128</text:p>
          </table:table-cell>
          <table:table-cell office:value-type="string">
            <text:p>0.004166</text:p>
          </table:table-cell>
          <table:table-cell office:value-type="string">
            <text:p>0.2178327</text:p>
          </table:table-cell>
          <table:table-cell table:number-columns-repeated="4"/>
        </table:table-row>
        <table:table-row table:style-name="ro2">
          <table:table-cell office:value-type="string">
            <text:p>V144</text:p>
          </table:table-cell>
          <table:table-cell office:value-type="string">
            <text:p>0.0678</text:p>
          </table:table-cell>
          <table:table-cell office:value-type="string">
            <text:p>0.1401965 </text:p>
          </table:table-cell>
          <table:table-cell table:number-columns-repeated="4"/>
        </table:table-row>
        <table:table-row table:style-name="ro2">
          <table:table-cell office:value-type="string">
            <text:p>V149</text:p>
          </table:table-cell>
          <table:table-cell office:value-type="string">
            <text:p>0.01826</text:p>
          </table:table-cell>
          <table:table-cell office:value-type="string">
            <text:p>0.1912538</text:p>
          </table:table-cell>
          <table:table-cell table:number-columns-repeated="4"/>
        </table:table-row>
        <table:table-row table:style-name="ro2">
          <table:table-cell office:value-type="string">
            <text:p>V150</text:p>
          </table:table-cell>
          <table:table-cell office:value-type="string">
            <text:p>0.06556</text:p>
          </table:table-cell>
          <table:table-cell office:value-type="string">
            <text:p>-0.123709</text:p>
          </table:table-cell>
          <table:table-cell table:number-columns-repeated="4"/>
        </table:table-row>
        <table:table-row table:style-name="ro2">
          <table:table-cell office:value-type="string">
            <text:p>V162</text:p>
          </table:table-cell>
          <table:table-cell office:value-type="string">
            <text:p>0.04998</text:p>
          </table:table-cell>
          <table:table-cell office:value-type="string">
            <text:p>0.1316621</text:p>
          </table:table-cell>
          <table:table-cell table:number-columns-repeated="4"/>
        </table:table-row>
        <table:table-row table:style-name="ro2">
          <table:table-cell office:value-type="string">
            <text:p>V167</text:p>
          </table:table-cell>
          <table:table-cell office:value-type="string">
            <text:p>0.01184</text:p>
          </table:table-cell>
          <table:table-cell office:value-type="string">
            <text:p>-0.1689802</text:p>
          </table:table-cell>
          <table:table-cell table:number-columns-repeated="4"/>
        </table:table-row>
      </table:table>
      <table:table table:name="Planilha2" table:style-name="ta1">
        <table:table-column table:style-name="co1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7-03-03T09:01:35</meta:creation-date>
    <dc:date>2017-03-03T11:24:54</dc:date>
    <dc:creator>David </dc:creator>
    <meta:editing-duration>PT1H58M15S</meta:editing-duration>
    <meta:editing-cycles>1</meta:editing-cycles>
    <meta:document-statistic meta:table-count="3" meta:cell-count="42" meta:object-count="0"/>
    <meta:generator>LibreOffice/3.5$Linux_x86 LibreOffice_project/350m1$Build-2</meta:generator>
  </office:meta>
</office:document-meta>
</file>